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Инструкция по </text:span><text:span text:style-name="T2">установке и настройке VPN для Linux</text:span></text:p>
      <text:p text:style-name="P1"><text:span text:style-name="T1">Версия 0.0.</text:span><text:span text:style-name="T2">1</text:span></text:p>
      <text:p text:style-name="P2"/>
      <text:p text:style-name="P3">Общие положения.</text:p>
      <text:p text:style-name="P3">Данная инструкция описывает процедуру установки и настройки VPN для системных администраторов на устройствах под управлением Linux. Предполагается использование Ubuntu Linux. </text:p>
      <text:p text:style-name="P3"/>
      <text:p text:style-name="P3">Порядок настройки L2TP VPN. Основной способ. </text:p>
      <text:p text:style-name="P3"/>
      <text:list xml:id="list4083049459505015352" text:style-name="WWNum1">
        <text:list-item>
          <text:p text:style-name="P6">sudo add-apt-repository ppa:nm-l2tp/network-manager-l2tp</text:p>
        </text:list-item>
        <text:list-item>
          <text:p text:style-name="P6">sudo apt-get update</text:p>
        </text:list-item>
        <text:list-item>
          <text:p text:style-name="P6">sudo apt-get install network-manager-l2tp</text:p>
        </text:list-item>
        <text:list-item>
          <text:p text:style-name="P6">Запускаем графическую утилиту Network Manager и создаём новое L2TP VPN соединение</text:p>
        </text:list-item>
      </text:list>
      <text:p text:style-name="P4"/>
      <text:p text:style-name="P4"/>
      <text:p text:style-name="P3">Порядок настройки L2TP VPN. Резервный способ.</text:p>
      <text:p text:style-name="P3"/>
      <text:list xml:id="list8927793734842802276" text:style-name="WWNum3">
        <text:list-item>
          <text:p text:style-name="P7">apt install intltool libtool network-manager-dev libnm-util-dev libnm-glib-dev libnm-glib-vpn-dev libnm-gtk-dev libnm-dev libnma-dev ppp-dev libdbus-glib-1-dev libsecret-1-dev libgtk-3-dev libglib2.0-dev xl2tpd strongswan</text:p>
        </text:list-item>
        <text:list-item>
          <text:p text:style-name="P7">git clone https://github.com/nm-l2tp/network-manager-l2tp.git <text:s/></text:p>
        </text:list-item>
        <text:list-item>
          <text:p text:style-name="P7">cd network-manager-l2tp</text:p>
        </text:list-item>
        <text:list-item>
          <text:p text:style-name="P7">autoreconf -fi</text:p>
        </text:list-item>
        <text:list-item>
          <text:p text:style-name="P7">intltoolize</text:p>
        </text:list-item>
        <text:list-item>
          <text:p text:style-name="P7">./configure --disable-static --prefix=/usr --sysconfdir=/etc --libdir=/usr/lib/x86_64-linux-gnu --libexecdir=/usr/lib/NetworkManager --localstatedir=/var --with-pppd-plugin-dir=/usr/lib/pppd/2.4.7</text:p>
        </text:list-item>
        <text:list-item>
          <text:p text:style-name="P7">make</text:p>
        </text:list-item>
        <text:list-item>
          <text:p text:style-name="P7">make install</text:p>
        </text:list-item>
        <text:list-item>
          <text:p text:style-name="P7">apparmor_parser -R /etc/apparmor.d/usr.lib.ipsec.charon</text:p>
        </text:list-item>
        <text:list-item>
          <text:p text:style-name="P7"><text:soft-page-break/>apparmor_parser -R /etc/apparmor.d/usr.lib.ipsec.stroke</text:p>
        </text:list-item>
        <text:list-item>
          <text:p text:style-name="P7">sudo apt remove xl2tpd</text:p>
        </text:list-item>
        <text:list-item>
          <text:p text:style-name="P7">sudo apt install libpcap0.8-dev</text:p>
        </text:list-item>
        <text:list-item>
          <text:p text:style-name="P7">wget https://github.com/xelerance/xl2tpd/archive/v1.3.6/xl2tpd-1.3.6.tar.gz</text:p>
        </text:list-item>
        <text:list-item>
          <text:p text:style-name="P7">tar xvzf xl2tpd-1.3.6.tar.gz</text:p>
        </text:list-item>
        <text:list-item>
          <text:p text:style-name="P7">cd xl2tpd-1.3.6</text:p>
        </text:list-item>
        <text:list-item>
          <text:p text:style-name="P7">make</text:p>
        </text:list-item>
        <text:list-item>
          <text:p text:style-name="P7">sudo make install</text:p>
        </text:list-item>
        <text:list-item>
          <text:p text:style-name="P7">restart</text:p>
        </text:list-item>
      </text:list>
      <text:list xml:id="list9016891405549681516" text:style-name="WWNum2">
        <text:list-item>
          <text:p text:style-name="P8">Запускаем графическую утилиту Network Manager и создаём новое L2TP VPN соединение</text:p>
        </text:list-item>
        <text:list-item>
          <text:p text:style-name="P8">Параметры создаваемого соединения аналогичны параметрам указанным в основном способе.</text:p>
        </text:list-item>
      </text:list>
      <text:p text:style-name="P3"/>
      <text:p text:style-name="P3"/>
      <text:p text:style-name="P3">Проверкой работоспособности VPN соединения служит возможность подключения по ssh к вашему рабочему компьютеру. </text:p>
      <text:p text:style-name="P3">Порядок настройки Cisco VPN.</text:p>
      <text:p text:style-name="P3"/>
      <text:list xml:id="list2890529284868735968" text:style-name="WWNum4">
        <text:list-item>
          <text:p text:style-name="P9">apt-get install vpnc или yum install vpnc, можно поставить дополнения</text:p>
        </text:list-item>
        <text:list-item>
          <text:p text:style-name="P9">vi /etc/vpnc/my-vpn.conf &amp; vi /etc/vpnc/my-vpn.conf </text:p>
        </text:list-item>
        <text:list-item>
          <text:p text:style-name="P9">Редактируем файл конфигурации etc/vpnc/my-vpn.conf:</text:p>
        </text:list-item>
      </text:list>
      <text:p text:style-name="P3"/>
      <text:p text:style-name="P10"><text:span text:style-name="T4">IPSec gateway XXXXX</text:span></text:p>
      <text:p text:style-name="P10"><text:span text:style-name="T4">IPSec ID MANAGEMENT</text:span></text:p>
      <text:p text:style-name="P10"><text:span text:style-name="T4">IPSec secret &lt;secret&gt;</text:span></text:p>
      <text:p text:style-name="P10"><text:span text:style-name="T4">IKE Authmode psk</text:span></text:p>
      <text:p text:style-name="P10"><text:span text:style-name="T4">Xauth username &lt;username&gt;</text:span></text:p>
      <text:p text:style-name="P10"><text:span text:style-name="T4">Xauth password &lt;password&gt;</text:span></text:p>
      <text:p text:style-name="P3"><text:soft-page-break/></text:p>
      <text:list xml:id="list52535303830612" text:continue-numbering="true" text:style-name="WWNum4">
        <text:list-item>
          <text:p text:style-name="P9">Редактируем файл конфигурации etc/vpnc/my-vpn2.conf:</text:p>
        </text:list-item>
      </text:list>
      <text:p text:style-name="P3"/>
      <text:p text:style-name="P10"><text:span text:style-name="T4">IPSec gateway YYYYYY</text:span></text:p>
      <text:p text:style-name="P10"><text:span text:style-name="T4">IPSec ID MANAGEMENT</text:span></text:p>
      <text:p text:style-name="P10"><text:span text:style-name="T4">IPSec secret &lt;secret&gt;</text:span></text:p>
      <text:p text:style-name="P10"><text:span text:style-name="T4">IKE Authmode psk</text:span></text:p>
      <text:p text:style-name="P10"><text:span text:style-name="T4">Xauth username &lt;username&gt;</text:span></text:p>
      <text:p text:style-name="P10"><text:span text:style-name="T4">Xauth password &lt;password&gt;</text:span></text:p>
      <text:p text:style-name="P3"/>
      <text:list xml:id="list52535665547793" text:continue-numbering="true" text:style-name="WWNum4">
        <text:list-item>
          <text:p text:style-name="P9">vpnc-connect my-vpn --local-port 0 или vpnc-connect my-vpn2 --local-port 0</text:p>
        </text:list-item>
        <text:list-item>
          <text:p text:style-name="P9">ssh &lt;username&gt;@ZZZZZZ <text:s/>для my-vpn (gate1) <text:s/>или ssh &lt;username&gt;@RRRRRR для my-vpn2 (gate2)</text:p>
        </text:list-item>
        <text:list-item>
          <text:p text:style-name="P9">vpnc-disconnect </text:p>
        </text:list-item>
      </text:list>
      <text:p text:style-name="P3"/>
      <text:p text:style-name="P3">Проверкой работоспособности служит успешность подключения по ssh ssh &lt;username&gt;@ZZZZZZ <text:s/>для my-vpn (gate1) <text:s/>или ssh &lt;username&gt;@RRRRRRS для my-vpn2 (gate2)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303" meta:character-count="2535" meta:non-whitespace-character-count="2313"/>
    <meta:generator>LibreOfficeDev/5.1.0.3$Linux_X86_64 LibreOffice_project/</meta:generator>
  </office:meta>
</office:document-meta>
</file>